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_id3_120_longRo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176.69" calcext:value-type="float">
            <text:p>1176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693" calcext:value-type="float">
            <text:p>176,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868" calcext:value-type="float">
            <text:p>183,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.61" calcext:value-type="float">
            <text:p>1158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611" calcext:value-type="float">
            <text:p>158,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12" calcext:value-type="float">
            <text:p>162,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3.48" calcext:value-type="float">
            <text:p>1143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484" calcext:value-type="float">
            <text:p>143,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872" calcext:value-type="float">
            <text:p>149,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3.11" calcext:value-type="float">
            <text:p>1143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107" calcext:value-type="float">
            <text:p>143,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219" calcext:value-type="float">
            <text:p>157,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8.4" calcext:value-type="float">
            <text:p>1158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396" calcext:value-type="float">
            <text:p>158,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313" calcext:value-type="float">
            <text:p>199,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4.95" calcext:value-type="float">
            <text:p>1184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952" calcext:value-type="float">
            <text:p>184,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016" calcext:value-type="float">
            <text:p>186,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471.18" calcext:value-type="float">
            <text:p>147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177" calcext:value-type="float">
            <text:p>221,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58" calcext:value-type="float">
            <text:p>234,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448.23" calcext:value-type="float">
            <text:p>1448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227" calcext:value-type="float">
            <text:p>198,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429" calcext:value-type="float">
            <text:p>201,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.31" calcext:value-type="float">
            <text:p>1418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306" calcext:value-type="float">
            <text:p>168,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351" calcext:value-type="float">
            <text:p>169,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2.13" calcext:value-type="float">
            <text:p>1402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128" calcext:value-type="float">
            <text:p>152,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433" calcext:value-type="float">
            <text:p>166,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15.9" calcext:value-type="float">
            <text:p>141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" calcext:value-type="float">
            <text:p>16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435" calcext:value-type="float">
            <text:p>181,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39.8" calcext:value-type="float">
            <text:p>143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805" calcext:value-type="float">
            <text:p>189,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486" calcext:value-type="float">
            <text:p>196,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74.74" calcext:value-type="float">
            <text:p>1474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742" calcext:value-type="float">
            <text:p>224,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923" calcext:value-type="float">
            <text:p>225,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997" calcext:value-type="float">
            <text:p>324,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997" calcext:value-type="float">
            <text:p>324,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792.19" calcext:value-type="float">
            <text:p>1792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.19" calcext:value-type="float">
            <text:p>292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078" calcext:value-type="float">
            <text:p>302,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749.98" calcext:value-type="float">
            <text:p>1749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.982" calcext:value-type="float">
            <text:p>249,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548" calcext:value-type="float">
            <text:p>254,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43" calcext:value-type="float">
            <text:p>1727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429" calcext:value-type="float">
            <text:p>227,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745" calcext:value-type="float">
            <text:p>251,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26.93" calcext:value-type="float">
            <text:p>1726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926" calcext:value-type="float">
            <text:p>226,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32" calcext:value-type="float">
            <text:p>229,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28.2" calcext:value-type="float">
            <text:p>1728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195" calcext:value-type="float">
            <text:p>228,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.867" calcext:value-type="float">
            <text:p>249,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78.44" calcext:value-type="float">
            <text:p>1778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444" calcext:value-type="float">
            <text:p>278,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622" calcext:value-type="float">
            <text:p>298,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20.51" calcext:value-type="float">
            <text:p>1820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.505" calcext:value-type="float">
            <text:p>320,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.505" calcext:value-type="float">
            <text:p>320,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171.18" calcext:value-type="float">
            <text:p>217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.18" calcext:value-type="float">
            <text:p>42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.18" calcext:value-type="float">
            <text:p>421,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99.95" calcext:value-type="float">
            <text:p>2099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.953" calcext:value-type="float">
            <text:p>349,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.961" calcext:value-type="float">
            <text:p>368,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52.19" calcext:value-type="float">
            <text:p>2052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189" calcext:value-type="float">
            <text:p>302,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.926" calcext:value-type="float">
            <text:p>334,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.39" calcext:value-type="float">
            <text:p>2056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393" calcext:value-type="float">
            <text:p>306,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903" calcext:value-type="float">
            <text:p>333,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1.19" calcext:value-type="float">
            <text:p>2051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188" calcext:value-type="float">
            <text:p>301,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.782" calcext:value-type="float">
            <text:p>332,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69.91" calcext:value-type="float">
            <text:p>2069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.908" calcext:value-type="float">
            <text:p>319,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659" calcext:value-type="float">
            <text:p>340,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00.79" calcext:value-type="float">
            <text:p>220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.79" calcext:value-type="float">
            <text:p>45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.419" calcext:value-type="float">
            <text:p>565,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44.11" calcext:value-type="float">
            <text:p>2144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114" calcext:value-type="float">
            <text:p>394,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114" calcext:value-type="float">
            <text:p>394,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522.08" calcext:value-type="float">
            <text:p>2522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.076" calcext:value-type="float">
            <text:p>522,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.898" calcext:value-type="float">
            <text:p>524,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456.61" calcext:value-type="float">
            <text:p>2456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.612" calcext:value-type="float">
            <text:p>456,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857" calcext:value-type="float">
            <text:p>476,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404.08" calcext:value-type="float">
            <text:p>2404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075" calcext:value-type="float">
            <text:p>404,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497" calcext:value-type="float">
            <text:p>430,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.59" calcext:value-type="float">
            <text:p>2383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587" calcext:value-type="float">
            <text:p>383,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.864" calcext:value-type="float">
            <text:p>428,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1.43" calcext:value-type="float">
            <text:p>240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.434" calcext:value-type="float">
            <text:p>401,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689" calcext:value-type="float">
            <text:p>473,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21.94" calcext:value-type="float">
            <text:p>2421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.944" calcext:value-type="float">
            <text:p>421,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.804" calcext:value-type="float">
            <text:p>426,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17.42" calcext:value-type="float">
            <text:p>2417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422" calcext:value-type="float">
            <text:p>417,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.842" calcext:value-type="float">
            <text:p>460,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91.85" calcext:value-type="float">
            <text:p>2491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.852" calcext:value-type="float">
            <text:p>491,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.566" calcext:value-type="float">
            <text:p>559,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853.16" calcext:value-type="float">
            <text:p>2853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.159" calcext:value-type="float">
            <text:p>603,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.159" calcext:value-type="float">
            <text:p>603,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755.88" calcext:value-type="float">
            <text:p>2755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.881" calcext:value-type="float">
            <text:p>505,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.136" calcext:value-type="float">
            <text:p>542,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723.73" calcext:value-type="float">
            <text:p>2723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729" calcext:value-type="float">
            <text:p>473,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.742" calcext:value-type="float">
            <text:p>535,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3.25" calcext:value-type="float">
            <text:p>2723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245" calcext:value-type="float">
            <text:p>473,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.629" calcext:value-type="float">
            <text:p>652,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81.07" calcext:value-type="float">
            <text:p>2781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.07" calcext:value-type="float">
            <text:p>531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8.223" calcext:value-type="float">
            <text:p>948,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37.33" calcext:value-type="float">
            <text:p>2737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.334" calcext:value-type="float">
            <text:p>487,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.59" calcext:value-type="float">
            <text:p>536,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95.77" calcext:value-type="float">
            <text:p>2795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.765" calcext:value-type="float">
            <text:p>545,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.688" calcext:value-type="float">
            <text:p>795,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60.45" calcext:value-type="float">
            <text:p>2860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.452" calcext:value-type="float">
            <text:p>610,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.441" calcext:value-type="float">
            <text:p>646,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3387.7" calcext:value-type="float">
            <text:p>3387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.704" calcext:value-type="float">
            <text:p>887,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.704" calcext:value-type="float">
            <text:p>887,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319.34" calcext:value-type="float">
            <text:p>3319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.342" calcext:value-type="float">
            <text:p>819,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.342" calcext:value-type="float">
            <text:p>819,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184.14" calcext:value-type="float">
            <text:p>3184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.138" calcext:value-type="float">
            <text:p>684,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.031" calcext:value-type="float">
            <text:p>694,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094.83" calcext:value-type="float">
            <text:p>3094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.827" calcext:value-type="float">
            <text:p>594,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2.13" calcext:value-type="float">
            <text:p>682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054.89" calcext:value-type="float">
            <text:p>3054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4.886" calcext:value-type="float">
            <text:p>554,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.092" calcext:value-type="float">
            <text:p>617,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.97" calcext:value-type="float">
            <text:p>3085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5.969" calcext:value-type="float">
            <text:p>585,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.402" calcext:value-type="float">
            <text:p>616,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87.65" calcext:value-type="float">
            <text:p>3187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654" calcext:value-type="float">
            <text:p>687,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4.339" calcext:value-type="float">
            <text:p>894,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76.61" calcext:value-type="float">
            <text:p>3076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.614" calcext:value-type="float">
            <text:p>576,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.194" calcext:value-type="float">
            <text:p>613,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52.19" calcext:value-type="float">
            <text:p>3352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2.191" calcext:value-type="float">
            <text:p>852,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4.439" calcext:value-type="float">
            <text:p>924,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71.6" calcext:value-type="float">
            <text:p>317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.596" calcext:value-type="float">
            <text:p>671,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.596" calcext:value-type="float">
            <text:p>671,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87.07" calcext:value-type="float">
            <text:p>3187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072" calcext:value-type="float">
            <text:p>687,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072" calcext:value-type="float">
            <text:p>687,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0" meta:object-count="0"/>
    <meta:generator>LibreOffice/6.0.7.3$Linux_X86_64 LibreOffice_project/00m0$Build-3</meta:generator>
  </office:meta>
</office:document-meta>
</file>